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4cm" fo:min-width="0.562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98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3.7cm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713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279cm"/>
    </style:style>
    <style:style style:name="gr8" style:family="graphic" style:parent-style-name="standard">
      <style:graphic-properties draw:stroke="none" svg:stroke-color="#000000" draw:fill="none" draw:fill-color="#ffffff" fo:min-height="0.8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co1" style:family="table-column">
      <style:table-column-properties style:column-width="0.988cm" style:use-optimal-column-width="false"/>
    </style:style>
    <style:style style:name="co2" style:family="table-column">
      <style:table-column-properties style:column-width="0.986cm" style:use-optimal-column-width="false"/>
    </style:style>
    <style:style style:name="ro1" style:family="table-row">
      <style:table-row-properties style:row-height="0.936cm"/>
    </style:style>
    <style:style style:name="ro2" style:family="table-row">
      <style:table-row-properties style:row-height="0.909cm"/>
    </style:style>
    <style:style style:name="ce1" style:family="table-cell">
      <loext:graphic-properties draw:fill="none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2" style:family="table-cell">
      <loext:graphic-properties draw:fill="solid" draw:fill-color="#ffff00" draw:gradient-step-count="0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3" style:family="table-cell">
      <loext:graphic-properties draw:fill="none" draw:textarea-vertical-align="middle"/>
      <style:paragraph-properties fo:text-align="center" fo:border-left="none" fo:border-right="0.17pt solid #000000" fo:border-top="0.17pt solid #000000" fo:border-bottom="0.17pt solid #000000"/>
      <style:text-properties fo:font-size="10pt" style:font-size-asian="10pt" style:font-size-complex="10pt"/>
    </style:style>
    <style:style style:name="ce4" style:family="table-cell">
      <loext:graphic-properties draw:fill="none" draw:textarea-vertical-align="middle"/>
      <style:paragraph-properties fo:text-align="center" fo:border-left="0.17pt solid #000000" fo:border-right="0.17pt solid #000000" fo:border-top="none" fo:border-bottom="0.17pt solid #000000"/>
      <style:text-properties fo:font-size="10pt" style:font-size-asian="10pt" style:font-size-complex="10pt"/>
    </style:style>
    <style:style style:name="ce5" style:family="table-cell">
      <loext:graphic-properties draw:fill="solid" draw:fill-color="#ff6d6d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standard" draw:layer="layout" svg:width="2.961cm" svg:height="2.78cm" svg:x="8.076cm" svg:y="2.275cm">
          <table:table table:template-name="default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2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3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949cm" svg:height="3.743cm" svg:x="1.4cm" svg:y="5.462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 table:style-name="ce3">
                <text:p text:style-name="P2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2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 table:style-name="ce3">
                <text:p text:style-name="P2"><text:span text:style-name="T1">2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 table:style-name="ce3">
                <text:p text:style-name="P2"><text:span text:style-name="T1">0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3</text:span></text:p>
              </table:table-cell>
              <table:table-cell table:style-name="ce1">
                <text:p text:style-name="P2"><text:span text:style-name="T1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3.4cm" svg:height="1.17cm" svg:x="2.495cm" svg:y="9.495cm">
          <draw:text-box>
            <text:p>data_0</text:p>
          </draw:text-box>
        </draw:frame>
        <draw:frame draw:style-name="gr2" draw:text-style-name="P3" draw:layer="layout" svg:width="4.6cm" svg:height="1.673cm" svg:x="7.8cm" svg:y="1.23cm">
          <draw:text-box>
            <text:p>kernel_0_0</text:p>
          </draw:text-box>
        </draw:frame>
        <draw:custom-shape draw:style-name="gr3" draw:text-style-name="P5" draw:layer="layout" svg:width="1.5cm" svg:height="1.4cm" svg:x="15.717cm" svg:y="7.395cm">
          <text:p text:style-name="P4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3.5cm" svg:height="1.17cm" svg:x="15.617cm" svg:y="6.244cm">
          <draw:text-box>
            <text:p>b_0</text:p>
          </draw:text-box>
        </draw:frame>
        <draw:custom-shape draw:style-name="gr4" draw:text-style-name="P6" draw:layer="layout" svg:width="1.7cm" svg:height="0.4cm" svg:x="5.7cm" svg:y="7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2cm" svg:height="1.6cm" svg:x="7.6cm" svg:y="6.5cm">
          <text:p text:style-name="P7">畳み込み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4cm" svg:height="1.1cm" svg:x="9.4cm" svg:y="5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4.318cm" svg:height="0.4cm" draw:transform="rotate (-1.0471975511966) translate (12.146cm 7.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2cm" svg:height="1.6cm" svg:x="14.5cm" svg:y="10.5cm">
          <text:p text:style-name="P7">加算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4cm" svg:height="1.1cm" svg:x="16.3cm" svg:y="9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1.973cm" svg:height="1.844cm" svg:x="21.161cm" svg:y="10.348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5">
                <text:p text:style-name="P1"><text:span text:style-name="T1">15</text:span></text:p>
              </table:table-cell>
              <table:table-cell table:style-name="ce3"/>
            </table:table-row>
            <table:table-row table:style-name="ro2">
              <table:table-cell table:style-name="ce4"/>
              <table:table-cell table:style-name="ce1"/>
            </table:table-row>
          </table:table>
          <draw:image xlink:href="Pictures/TablePreview3.svm" xlink:type="simple" xlink:show="embed" xlink:actuate="onLoad"/>
        </draw:frame>
        <draw:custom-shape draw:style-name="gr4" draw:text-style-name="P6" draw:layer="layout" svg:width="1.7cm" svg:height="0.4cm" svg:x="19.001cm" svg:y="11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1.8cm" svg:height="1.105cm" svg:x="21.4cm" svg:y="12.495cm">
          <draw:text-box>
            <text:p>y_0</text:p>
          </draw:text-box>
        </draw:frame>
        <draw:frame draw:style-name="standard" draw:layer="layout" svg:width="2.961cm" svg:height="2.78cm" svg:x="8.072cm" svg:y="10.076cm">
          <table:table table:template-name="default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949cm" svg:height="3.743cm" svg:x="1.396cm" svg:y="13.263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<text:span text:style-name="T1">0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1</text:span></text:p>
              </table:table-cell>
              <table:table-cell table:style-name="ce3">
                <text:p text:style-name="P2"><text:span text:style-name="T1">3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  <table:table-cell table:style-name="ce3">
                <text:p text:style-name="P2"><text:span text:style-name="T1">1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2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 table:style-name="ce3">
                <text:p text:style-name="P2"><text:span text:style-name="T1">2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1">3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  <table:table-cell table:style-name="ce1">
                <text:p text:style-name="P2"><text:span text:style-name="T1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3" draw:layer="layout" svg:width="3.4cm" svg:height="1.17cm" svg:x="2.491cm" svg:y="17.296cm">
          <draw:text-box>
            <text:p>data_1</text:p>
          </draw:text-box>
        </draw:frame>
        <draw:custom-shape draw:style-name="gr4" draw:text-style-name="P6" draw:layer="layout" svg:width="1.7cm" svg:height="0.4cm" svg:x="5.696cm" svg:y="14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2cm" svg:height="1.6cm" svg:x="7.596cm" svg:y="14.301cm">
          <text:p text:style-name="P7">畳み込み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4cm" svg:height="1.1cm" svg:x="9.396cm" svg:y="13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4.318cm" svg:height="0.4cm" draw:transform="rotate (1.0471975511966) translate (11.8cm 15.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3" draw:layer="layout" svg:width="4.6cm" svg:height="1.073cm" svg:x="7.8cm" svg:y="8.927cm">
          <draw:text-box>
            <text:p>kernel_1_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TakaoPGothic" style:font-family-complex="TakaoPGothic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</office:styles>
  <office:automatic-styles>
    <style:page-layout style:name="PM0">
      <style:page-layout-properties fo:margin-top="1cm" fo:margin-bottom="1cm" fo:margin-left="1cm" fo:margin-right="1cm" fo:page-width="25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06T18:54:28.846789209</meta:creation-date>
    <dc:date>2020-10-24T12:59:13.611188943</dc:date>
    <meta:editing-duration>PT30M33S</meta:editing-duration>
    <meta:editing-cycles>15</meta:editing-cycles>
    <meta:generator>LibreOffice/6.3.4.2$MacOSX_X86_64 LibreOffice_project/60da17e045e08f1793c57c00ba83cdfce946d0aa</meta:generator>
    <meta:document-statistic meta:object-count="23"/>
  </office:meta>
</office:document-meta>
</file>